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7b59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ed4c05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4cm" fo:min-width="0.9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324cm" fo:min-width="1.808cm"/>
    </style:style>
    <style:style style:name="gr6" style:family="graphic" style:parent-style-name="standard">
      <style:graphic-properties draw:stroke="none" svg:stroke-color="#000000" draw:fill="none" draw:fill-color="#ffffff" fo:min-height="21.55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ed4c05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color="#ffffff" style:font-name="DejaVu Sans Condensed" fo:font-size="300pt" style:font-size-asian="300pt" style:font-size-complex="300pt"/>
    </style:style>
    <style:style style:name="P6" style:family="paragraph">
      <loext:graphic-properties draw:fill="none" draw:fill-color="#ffffff"/>
      <style:text-properties fo:color="#ffffff" style:font-name="DejaVu Sans Condensed" fo:font-size="300pt" style:font-size-asian="300pt" style:font-size-complex="300pt"/>
    </style:style>
    <style:style style:name="T1" style:family="text">
      <style:text-properties fo:color="#ffffff" style:font-name="DejaVu Sans Condensed"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17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0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2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cm" svg:y="24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0.647cm" svg:y="27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19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1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3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5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61.492cm" svg:y="2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8cm" svg:height="1.574cm" svg:x="60.592cm" svg:y="29.12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0.6cm" svg:height="21.8cm" svg:x="36.8cm" svg:y="37.9cm">
          <draw:text-box>
            <text:p text:style-name="P5"><text:span text:style-name="T1">d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22:43.469293400</dc:date>
    <meta:editing-duration>PT22M50S</meta:editing-duration>
    <meta:editing-cycles>5</meta:editing-cycles>
    <meta:generator>LibreOffice/6.1.5.2$Linux_X86_64 LibreOffice_project/10$Build-2</meta:generator>
    <meta:document-statistic meta:object-count="15"/>
  </office:meta>
</office:document-meta>
</file>